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299e" officeooo:paragraph-rsid="0007299e"/>
    </style:style>
    <style:style style:name="P2" style:family="paragraph" style:parent-style-name="Standard">
      <style:text-properties officeooo:rsid="0007299e" officeooo:paragraph-rsid="00087985"/>
    </style:style>
    <style:style style:name="P3" style:family="paragraph" style:parent-style-name="Standard">
      <style:text-properties officeooo:rsid="0009c58d" officeooo:paragraph-rsid="0009c58d"/>
    </style:style>
    <style:style style:name="P4" style:family="paragraph" style:parent-style-name="Standard">
      <style:text-properties fo:font-style="normal" officeooo:rsid="00087985" officeooo:paragraph-rsid="00087985" style:font-style-asian="normal" style:font-style-complex="normal"/>
    </style:style>
    <style:style style:name="P5" style:family="paragraph" style:parent-style-name="Standard">
      <style:text-properties fo:font-style="normal" officeooo:rsid="0009c58d" officeooo:paragraph-rsid="0009c58d" style:font-style-asian="normal" style:font-style-complex="normal"/>
    </style:style>
    <style:style style:name="P6" style:family="paragraph" style:parent-style-name="Standard">
      <style:text-properties fo:font-style="normal" officeooo:rsid="000e0ca5" officeooo:paragraph-rsid="000e0ca5" style:font-style-asian="normal" style:font-style-complex="normal"/>
    </style:style>
    <style:style style:name="P7" style:family="paragraph" style:parent-style-name="Standard">
      <style:text-properties fo:font-style="normal" officeooo:rsid="000f73da" officeooo:paragraph-rsid="000f73da" style:font-style-asian="normal" style:font-style-complex="normal"/>
    </style:style>
    <style:style style:name="T1" style:family="text">
      <style:text-properties officeooo:rsid="00087985"/>
    </style:style>
    <style:style style:name="T2" style:family="text">
      <style:text-properties fo:font-style="italic" officeooo:rsid="00087985"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87985" style:font-style-asian="normal" style:font-style-complex="normal"/>
    </style:style>
    <style:style style:name="T5" style:family="text">
      <style:text-properties fo:font-style="normal" officeooo:rsid="0009c58d" style:font-style-asian="normal" style:font-style-complex="normal"/>
    </style:style>
    <style:style style:name="T6" style:family="text">
      <style:text-properties fo:font-style="normal" officeooo:rsid="000ba6ba" style:font-style-asian="normal" style:font-style-complex="normal"/>
    </style:style>
    <style:style style:name="T7" style:family="text">
      <style:text-properties fo:font-style="normal" officeooo:rsid="000cf002"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vid reader and writer, usually in speculative fiction. Did two minors out of pure interest – no degree to be had since we had no major though it was enough work to be. Went to teach in Ramla and at Refugee school, fell in love with teaching. Did elementary for a long time and enjoyed it, but always wanted to be a professor and with a few years in know that transition time could be soon. Teaching in Israel gave new perspective on Jewish identity. Teen engagement reestablished connection with American Judaism.</text:p>
      <text:p text:style-name="P1"/>
      <text:p text:style-name="P2">Was reading <text:span text:style-name="T1">A Memory Called Empire then Tigana and saw connection between how they handled memory and connection to a place (from the two different sides of a place you belong to vs as a visitor in a foreign empire). Judaism is supposed to be a tribe connected by values. These connections show that connection in two similar Jewish authors. What other connections are to be found in Jewish authors? There is a large collection of spec fic </text:span><text:span text:style-name="T2">about </text:span><text:span text:style-name="T4">jews already. But as seen in israel, stated values vs subconscious values seem to have separation. There seems to be a difference between what is there when intentionally writing about jews vs subconsciously doing so – Tigana has more jewish themes than Lions. Arkady Martine and GGK have similar backgrounds, do these things hold up in jewish spec fic not about jews further afield? Only have read a couple of short stories by other jewish spec fic authors, and Asimov, so hard to tell from a small sample size. Context of setting of writing must be considered as well. Arkady and Boris had the Soviet suppression to worry about, but purportedly “got away with a bit.” What about others from different times and places? (list some, Kafka, Borges...). The question I want to answer is, can threads of the Tribe be found in more jewish authored spec fic not about jews, and how do their situations affect what they wrote about? </text:span><text:span text:style-name="T5">Also, as someone participating in this tradition, would like to know more about its history. </text:span></text:p>
      <text:p text:style-name="P4"/>
      <text:p text:style-name="P3"><text:span text:style-name="T4">E</text:span><text:span text:style-name="T3">nglish and cultural studies is why this program. </text:span></text:p>
      <text:p text:style-name="P3"><text:span text:style-name="T3">UofR – access to jewish community here with lots of connections already to help research.</text:span><text:span text:style-name="T7"> Center for Jewish Studies.</text:span><text:span text:style-name="T3"> Focus on pedagogical training and teaching</text:span></text:p>
      <text:p text:style-name="P5">Berkeley – Jewish studies program</text:p>
      <text:p text:style-name="P3"><text:span text:style-name="T3">Johns Hopkins – </text:span><text:span text:style-name="T6">Work with department of Near East studies, </text:span><text:span text:style-name="T7">also jewish studies, many programs in cultural studies – comparison like in personal project of erasure</text:span><text:span text:style-name="T6">. </text:span><text:span text:style-name="T3">Focus on pedagogical training and teaching. Also like MA award on the way. </text:span></text:p>
      <text:p text:style-name="P5"/>
      <text:p text:style-name="P6">Qualified because adjacent personal project. Double minor that would be a very high GPA degree. Conference experience – selected by Trent to co-present. Teacher. Perspective on Jewish life. </text:p>
      <text:p text:style-name="P6"/>
      <text:p text:style-name="P7">1. What led me to my research goal. </text:p>
      <text:p text:style-name="P7">2. <text:span text:style-name="T8">Why this program? </text:span>Cultural studies. Name drop professors id like to work with and why. End why this program by talking about their desire for a teacher. </text:p>
      <text:p text:style-name="P7">3. <text:span text:style-name="T8">Why am I qualified? </text:span><text:span text:style-name="T9">Start with talking about being a teacher in elementary briefly then into getting into being a teacher through teaching palestinians and refugees. Talk about unique jewish perspective, then talk about </text:span>undergraduate minors, conference experience with trent.</text:p>
      <text:p text:style-name="P7">4. reaffirm my research goal and look ahead into potential cannonizing of jewish literature not about jews. Reaffirm goal of being a professor that bridges fiction and especially speculative fiction with the cultural backgrounds and minds behind it.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9T23:01:20.071000000</meta:creation-date>
    <dc:date>2024-11-11T19:56:33.531000000</dc:date>
    <meta:editing-duration>PT8H21M20S</meta:editing-duration>
    <meta:editing-cycles>7</meta:editing-cycles>
    <meta:generator>LibreOffice/7.5.5.2$Windows_X86_64 LibreOffice_project/ca8fe7424262805f223b9a2334bc7181abbcbf5e</meta:generator>
    <meta:document-statistic meta:table-count="0" meta:image-count="0" meta:object-count="0" meta:page-count="1" meta:paragraph-count="11" meta:word-count="560" meta:character-count="3371" meta:non-whitespace-character-count="2808"/>
  </office:meta>
</office:document-meta>
</file>